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CCCC"/>
    </style:style>
    <style:style style:name="ce4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EEEEEE"/>
    </style:style>
    <style:style style:name="ce7" style:family="table-cell" style:parent-style-name="Default" style:data-style-name="N36"/>
    <style:style style:name="ce8" style:family="table-cell" style:parent-style-name="Default" style:data-style-name="N2"/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DDDDDD"/>
    </style:style>
    <style:style style:name="ce11" style:family="table-cell" style:parent-style-name="Default" style:data-style-name="N3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4.39208333333333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audal" svg:x="22.16375in" svg:y="3.24722in" svg:width="6.02014in" svg:height="3.429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2">
            <text:p>CALIBRACIÓN CAUDALÍMETR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ENSAYO 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2">
          <table:table-cell office:value-type="string" table:style-name="ce4">
            <text:p>Entrada [%]</text:p>
          </table:table-cell>
          <table:table-cell office:value-type="string" table:style-name="ce4">
            <text:p>Entrada [V]</text:p>
          </table:table-cell>
          <table:table-cell office:value-type="string" table:style-name="ce4">
            <text:p>Probeta [mL]</text:p>
          </table:table-cell>
          <table:table-cell office:value-type="string" table:style-name="ce4">
            <text:p>Tiempo [seg]</text:p>
          </table:table-cell>
          <table:table-cell office:value-type="string" table:style-name="ce4">
            <text:p>Salida Voltaje [V]</text:p>
          </table:table-cell>
          <table:table-cell office:value-type="string" table:style-name="ce4">
            <text:p>Caudal [mL/s]</text:p>
          </table:table-cell>
          <table:table-cell table:style-name="ce1"/>
          <table:table-cell office:value-type="string" table:style-name="ce1">
            <text:p>Media [V]</text:p>
          </table:table-cell>
          <table:table-cell office:value-type="string" table:style-name="ce1">
            <text:p>Varianza (%)</text:p>
          </table:table-cell>
          <table:table-cell table:style-name="ce1"/>
          <table:table-cell office:value-type="string" table:style-name="ce1">
            <text:p>Media [mL/s]</text:p>
          </table:table-cell>
          <table:table-cell office:value-type="string" table:style-name="ce1">
            <text:p>Varianza (%)</text:p>
          </table:table-cell>
          <table:table-cell table:number-columns-repeated="16372"/>
        </table:table-row>
        <table:table-row table:style-name="ro2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" table:formula="of:=50" table:style-name="ce5">
            <text:p>5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.5" table:formula="of:=[.A6]*(5/100)" table:style-name="ce5">
            <text:p>1,5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99" table:style-name="ce5">
            <text:p>99</text:p>
          </table:table-cell>
          <table:table-cell office:value-type="float" office:value="0.69" table:style-name="ce5">
            <text:p>0,69</text:p>
          </table:table-cell>
          <table:table-cell office:value-type="float" office:value="30.303030303030305" table:formula="of:=[.C6]/[.D6]*60" table:style-name="ce5">
            <text:p>30,3030303</text:p>
          </table:table-cell>
          <table:table-cell table:style-name="ce1"/>
          <table:table-cell office:value-type="float" office:value="0.64500000000000002" table:formula="of:=([.E6]+[.E16])/2" table:style-name="ce7">
            <text:p>0,6</text:p>
          </table:table-cell>
          <table:table-cell office:value-type="float" office:value="13.953488372093018" table:formula="of:=ABS([.E6]-[.E16])/[.H6] * 100" table:style-name="ce8">
            <text:p>13,95</text:p>
          </table:table-cell>
          <table:table-cell table:style-name="ce1"/>
          <table:table-cell office:value-type="float" office:value="30.151515151515152" table:formula="of:=([.F6]+[.F16])/2" table:style-name="ce7">
            <text:p>30,2</text:p>
          </table:table-cell>
          <table:table-cell office:value-type="float" office:value="1.0050251256281457" table:formula="of:=ABS([.F6]-[.F16])/[.K6]*100" table:style-name="ce8">
            <text:p>1,01</text:p>
          </table:table-cell>
          <table:table-cell table:number-columns-repeated="1637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float" office:value="2" table:formula="of:=[.A7]*(5/100)" table:style-name="ce5">
            <text:p>2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78.400000000000006" table:style-name="ce5">
            <text:p>78,4</text:p>
          </table:table-cell>
          <table:table-cell office:value-type="float" office:value="0.88" table:style-name="ce5">
            <text:p>0,88</text:p>
          </table:table-cell>
          <table:table-cell office:value-type="float" office:value="38.265306122448976" table:formula="of:=[.C7]/[.D7]*60" table:style-name="ce5">
            <text:p>38,26530612</text:p>
          </table:table-cell>
          <table:table-cell table:style-name="ce1"/>
          <table:table-cell office:value-type="float" office:value="0.86499999999999999" table:formula="of:=([.E7]+[.E17])/2" table:style-name="ce7">
            <text:p>0,9</text:p>
          </table:table-cell>
          <table:table-cell office:value-type="float" office:value="3.4682080924855523" table:formula="of:=ABS([.E7]-[.E17])/[.H7] * 100" table:style-name="ce8">
            <text:p>3,47</text:p>
          </table:table-cell>
          <table:table-cell table:style-name="ce1"/>
          <table:table-cell office:value-type="float" office:value="38.740496198479391" table:formula="of:=([.F7]+[.F17])/2" table:style-name="ce7">
            <text:p>38,7</text:p>
          </table:table-cell>
          <table:table-cell office:value-type="float" office:value="2.4531956100710297" table:formula="of:=ABS([.F7]-[.F17])/[.K7]*100" table:style-name="ce8">
            <text:p>2,45</text:p>
          </table:table-cell>
          <table:table-cell table:number-columns-repeated="16372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float" office:value="2.5" table:formula="of:=[.A8]*(5/100)" table:style-name="ce5">
            <text:p>2,5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68.2" table:style-name="ce5">
            <text:p>68,2</text:p>
          </table:table-cell>
          <table:table-cell office:value-type="float" office:value="0.99" table:style-name="ce5">
            <text:p>0,99</text:p>
          </table:table-cell>
          <table:table-cell office:value-type="float" office:value="43.988269794721411" table:formula="of:=[.C8]/[.D8]*60" table:style-name="ce5">
            <text:p>43,98826979</text:p>
          </table:table-cell>
          <table:table-cell table:style-name="ce1"/>
          <table:table-cell office:value-type="float" office:value="0.98499999999999999" table:formula="of:=([.E8]+[.E18])/2" table:style-name="ce7">
            <text:p>1,0</text:p>
          </table:table-cell>
          <table:table-cell office:value-type="float" office:value="1.0152284263959401" table:formula="of:=ABS([.E8]-[.E18])/[.H8] * 100" table:style-name="ce8">
            <text:p>1,02</text:p>
          </table:table-cell>
          <table:table-cell table:style-name="ce1"/>
          <table:table-cell office:value-type="float" office:value="43.733265332143318" table:formula="of:=([.F8]+[.F18])/2" table:style-name="ce7">
            <text:p>43,7</text:p>
          </table:table-cell>
          <table:table-cell office:value-type="float" office:value="1.1661807580174979" table:formula="of:=ABS([.F8]-[.F18])/[.K8]*100" table:style-name="ce8">
            <text:p>1,17</text:p>
          </table:table-cell>
          <table:table-cell table:number-columns-repeated="1637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float" office:value="3.5" table:formula="of:=[.A9]*(5/100)" table:style-name="ce5">
            <text:p>3,5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62.1" table:style-name="ce5">
            <text:p>62,1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48.309178743961354" table:formula="of:=[.C9]/[.D9]*60" table:style-name="ce5">
            <text:p>48,30917874</text:p>
          </table:table-cell>
          <table:table-cell table:style-name="ce1"/>
          <table:table-cell office:value-type="float" office:value="1.1200000000000001" table:formula="of:=([.E9]+[.E19])/2" table:style-name="ce7">
            <text:p>1,1</text:p>
          </table:table-cell>
          <table:table-cell office:value-type="float" office:value="3.5714285714285547" table:formula="of:=ABS([.E9]-[.E19])/[.H9] * 100" table:style-name="ce8">
            <text:p>3,57</text:p>
          </table:table-cell>
          <table:table-cell table:style-name="ce1"/>
          <table:table-cell office:value-type="float" office:value="48.584556798690777" table:formula="of:=([.F9]+[.F19])/2" table:style-name="ce7">
            <text:p>48,6</text:p>
          </table:table-cell>
          <table:table-cell office:value-type="float" office:value="1.1336032388664021" table:formula="of:=ABS([.F9]-[.F19])/[.K9]*100" table:style-name="ce8">
            <text:p>1,13</text:p>
          </table:table-cell>
          <table:table-cell table:number-columns-repeated="16372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float" office:value="4.25" table:formula="of:=[.A10]*(5/100)" table:style-name="ce5">
            <text:p>4,25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59.1" table:style-name="ce5">
            <text:p>59,1</text:p>
          </table:table-cell>
          <table:table-cell office:value-type="float" office:value="1.1499999999999999" table:style-name="ce5">
            <text:p>1,15</text:p>
          </table:table-cell>
          <table:table-cell office:value-type="float" office:value="50.761421319796952" table:formula="of:=[.C10]/[.D10]*60" table:style-name="ce5">
            <text:p>50,76142132</text:p>
          </table:table-cell>
          <table:table-cell table:style-name="ce1"/>
          <table:table-cell office:value-type="float" office:value="1.1549999999999998" table:formula="of:=([.E10]+[.E20])/2" table:style-name="ce7">
            <text:p>1,2</text:p>
          </table:table-cell>
          <table:table-cell office:value-type="float" office:value="0.86580086580086668" table:formula="of:=ABS([.E10]-[.E20])/[.H10] * 100" table:style-name="ce8">
            <text:p>0,87</text:p>
          </table:table-cell>
          <table:table-cell table:style-name="ce1"/>
          <table:table-cell office:value-type="float" office:value="50.718548497736307" table:formula="of:=([.F10]+[.F20])/2" table:style-name="ce7">
            <text:p>50,7</text:p>
          </table:table-cell>
          <table:table-cell office:value-type="float" office:value="0.16906170752325231" table:formula="of:=ABS([.F10]-[.F20])/[.K10]*100" table:style-name="ce8">
            <text:p>0,17</text:p>
          </table:table-cell>
          <table:table-cell table:number-columns-repeated="16372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float" office:value="5" table:formula="of:=[.A11]*(5/100)" table:style-name="ce5">
            <text:p>5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56.5" table:style-name="ce5">
            <text:p>56,5</text:p>
          </table:table-cell>
          <table:table-cell office:value-type="float" office:value="1.21" table:style-name="ce5">
            <text:p>1,21</text:p>
          </table:table-cell>
          <table:table-cell office:value-type="float" office:value="53.097345132743364" table:formula="of:=[.C11]/[.D11]*60" table:style-name="ce5">
            <text:p>53,09734513</text:p>
          </table:table-cell>
          <table:table-cell table:style-name="ce1"/>
          <table:table-cell office:value-type="float" office:value="1.22" table:formula="of:=([.E11]+[.E21])/2" table:style-name="ce7">
            <text:p>1,2</text:p>
          </table:table-cell>
          <table:table-cell office:value-type="float" office:value="1.6393442622950833" table:formula="of:=ABS([.E11]-[.E21])/[.H11] * 100" table:style-name="ce8">
            <text:p>1,64</text:p>
          </table:table-cell>
          <table:table-cell table:style-name="ce1"/>
          <table:table-cell office:value-type="float" office:value="52.864462040055891" table:formula="of:=([.F11]+[.F21])/2" table:style-name="ce7">
            <text:p>52,9</text:p>
          </table:table-cell>
          <table:table-cell office:value-type="float" office:value="0.88105726872247481" table:formula="of:=ABS([.F11]-[.F21])/[.K11]*100" table:style-name="ce8">
            <text:p>0,88</text:p>
          </table:table-cell>
          <table:table-cell table:number-columns-repeated="16372"/>
        </table:table-row>
        <table:table-row table:style-name="ro2">
          <table:table-cell table:number-columns-repeated="11" table:style-name="ce9"/>
          <table:table-cell table:number-columns-repeated="16373" table:style-name="ce1"/>
        </table:table-row>
        <table:table-row table:style-name="ro2">
          <table:table-cell office:value-type="string" table:style-name="ce3">
            <text:p>ENSAYO 2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2">
          <table:table-cell office:value-type="string" table:style-name="ce4">
            <text:p>Entrada [%]</text:p>
          </table:table-cell>
          <table:table-cell office:value-type="string" table:style-name="ce4">
            <text:p>Entrada [V]</text:p>
          </table:table-cell>
          <table:table-cell office:value-type="string" table:style-name="ce4">
            <text:p>Probeta [mL]</text:p>
          </table:table-cell>
          <table:table-cell office:value-type="string" table:style-name="ce4">
            <text:p>Tiempo [seg]</text:p>
          </table:table-cell>
          <table:table-cell office:value-type="string" table:style-name="ce4">
            <text:p>Salida Voltaje [V]</text:p>
          </table:table-cell>
          <table:table-cell office:value-type="string" table:style-name="ce4">
            <text:p>Caudal [mL/s]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" table:formula="of:=50" table:style-name="ce5">
            <text:p>50</text:p>
          </table:table-cell>
          <table:table-cell table:number-columns-repeated="2" table:style-name="ce5"/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.5" table:formula="of:=[.A16]*(5/100)" table:style-name="ce5">
            <text:p>1,5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100" table:style-name="ce5">
            <text:p>100</text:p>
          </table:table-cell>
          <table:table-cell office:value-type="float" office:value="0.6" table:style-name="ce5">
            <text:p>0,6</text:p>
          </table:table-cell>
          <table:table-cell office:value-type="float" office:value="30" table:formula="of:=[.C16]/[.D16]*60" table:style-name="ce5">
            <text:p>30</text:p>
          </table:table-cell>
          <table:table-cell table:number-columns-repeated="16378" table:style-name="ce1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float" office:value="2" table:formula="of:=[.A17]*(5/100)" table:style-name="ce5">
            <text:p>2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76.5" table:style-name="ce5">
            <text:p>76,5</text:p>
          </table:table-cell>
          <table:table-cell office:value-type="float" office:value="0.85" table:style-name="ce5">
            <text:p>0,85</text:p>
          </table:table-cell>
          <table:table-cell office:value-type="float" office:value="39.215686274509807" table:formula="of:=[.C17]/[.D17]*60" table:style-name="ce5">
            <text:p>39,21568627</text:p>
          </table:table-cell>
          <table:table-cell table:number-columns-repeated="16378" table:style-name="ce1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float" office:value="2.5" table:formula="of:=[.A18]*(5/100)" table:style-name="ce5">
            <text:p>2,5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69" table:style-name="ce5">
            <text:p>69</text:p>
          </table:table-cell>
          <table:table-cell office:value-type="float" office:value="0.98" table:style-name="ce5">
            <text:p>0,98</text:p>
          </table:table-cell>
          <table:table-cell office:value-type="float" office:value="43.478260869565219" table:formula="of:=[.C18]/[.D18]*60" table:style-name="ce5">
            <text:p>43,47826087</text:p>
          </table:table-cell>
          <table:table-cell table:number-columns-repeated="16378" table:style-name="ce1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float" office:value="3.5" table:formula="of:=[.A19]*(5/100)" table:style-name="ce5">
            <text:p>3,5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61.4" table:style-name="ce5">
            <text:p>61,4</text:p>
          </table:table-cell>
          <table:table-cell office:value-type="float" office:value="1.1399999999999999" table:style-name="ce5">
            <text:p>1,14</text:p>
          </table:table-cell>
          <table:table-cell office:value-type="float" office:value="48.859934853420199" table:formula="of:=[.C19]/[.D19]*60" table:style-name="ce5">
            <text:p>48,85993485</text:p>
          </table:table-cell>
          <table:table-cell table:number-columns-repeated="16378" table:style-name="ce1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float" office:value="4.25" table:formula="of:=[.A20]*(5/100)" table:style-name="ce5">
            <text:p>4,25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59.2" table:style-name="ce5">
            <text:p>59,2</text:p>
          </table:table-cell>
          <table:table-cell office:value-type="float" office:value="1.1599999999999999" table:style-name="ce5">
            <text:p>1,16</text:p>
          </table:table-cell>
          <table:table-cell office:value-type="float" office:value="50.67567567567567" table:formula="of:=[.C20]/[.D20]*60" table:style-name="ce5">
            <text:p>50,67567568</text:p>
          </table:table-cell>
          <table:table-cell table:number-columns-repeated="16378" table:style-name="ce1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float" office:value="5" table:formula="of:=[.A21]*(5/100)" table:style-name="ce5">
            <text:p>5</text:p>
          </table:table-cell>
          <table:table-cell office:value-type="float" office:value="50" table:formula="of:=50" table:style-name="ce5">
            <text:p>50</text:p>
          </table:table-cell>
          <table:table-cell office:value-type="float" office:value="57" table:style-name="ce5">
            <text:p>57</text:p>
          </table:table-cell>
          <table:table-cell office:value-type="float" office:value="1.23" table:style-name="ce5">
            <text:p>1,23</text:p>
          </table:table-cell>
          <table:table-cell office:value-type="float" office:value="52.631578947368418" table:formula="of:=[.C21]/[.D21]*60" table:style-name="ce5">
            <text:p>52,63157895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FUNCIÓN OBTENIDA:</text:p>
          </table:table-cell>
          <table:table-cell table:style-name="ce1"/>
          <table:table-cell office:value-type="string" table:style-name="ce1">
            <text:p>Q = ax⁴+bx³+cx²+ex+d</text:p>
          </table:table-cell>
          <table:table-cell table:style-name="ce1"/>
          <table:table-cell office:value-type="string" table:style-name="ce1">
            <text:p>x [V]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Q [mL/s]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OBTENCIÓN MODEL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ENSAYO 1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2">
          <table:table-cell office:value-type="string" table:style-name="ce10">
            <text:p>Entrada [%]</text:p>
          </table:table-cell>
          <table:table-cell office:value-type="string" table:style-name="ce10">
            <text:p>Entrada [V]</text:p>
          </table:table-cell>
          <table:table-cell office:value-type="string" table:style-name="ce10">
            <text:p>Salida Voltaje [V]</text:p>
          </table:table-cell>
          <table:table-cell office:value-type="string" table:style-name="ce10">
            <text:p>Salida [mL/s]</text:p>
          </table:table-cell>
          <table:table-cell table:style-name="ce1"/>
          <table:table-cell office:value-type="string" table:style-name="ce1">
            <text:p>Ensayo: pls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table:number-columns-repeated="2" table:style-name="ce1"/>
          <table:table-cell office:value-type="string" table:style-name="ce1">
            <text:p>Entrada V</text:p>
          </table:table-cell>
          <table:table-cell office:value-type="string" table:style-name="ce1">
            <text:p>Consigna Q [mm/min]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au [s]</text:p>
          </table:table-cell>
          <table:table-cell table:number-columns-repeated="16374"/>
        </table:table-row>
        <table:table-row table:style-name="ro2">
          <table:table-cell office:value-type="float" office:value="20" table:style-name="ce6">
            <text:p>20</text:p>
          </table:table-cell>
          <table:table-cell table:number-columns-repeated="3" table:style-name="ce6"/>
          <table:table-cell table:number-columns-repeated="2" table:style-name="ce1"/>
          <table:table-cell office:value-type="float" office:value="1.5" table:style-name="ce1">
            <text:p>1,5</text:p>
          </table:table-cell>
          <table:table-cell office:value-type="float" office:value="31.5" table:style-name="ce1">
            <text:p>31,5</text:p>
          </table:table-cell>
          <table:table-cell office:value-type="float" office:value="14.992025518341306" table:formula="of:=1.88*[.J32]" table:style-name="ce1">
            <text:p>14,99202552</text:p>
          </table:table-cell>
          <table:table-cell office:value-type="float" office:value="7.9744816586921843" table:formula="of:=1/0.1254" table:style-name="ce1">
            <text:p>7,974481659</text:p>
          </table:table-cell>
          <table:table-cell table:number-columns-repeated="16374"/>
        </table:table-row>
        <table:table-row table:style-name="ro2">
          <table:table-cell office:value-type="float" office:value="25" table:style-name="ce6">
            <text:p>25</text:p>
          </table:table-cell>
          <table:table-cell table:number-columns-repeated="3" table:style-name="ce6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2.025232403718459" table:formula="of:=1.811*[.J33]" table:style-name="ce11">
            <text:p>12</text:p>
          </table:table-cell>
          <table:table-cell office:value-type="float" office:value="6.6401062416998666" table:formula="of:=1/0.1506" table:style-name="ce1">
            <text:p>6,640106242</text:p>
          </table:table-cell>
          <table:table-cell table:number-columns-repeated="16374"/>
        </table:table-row>
        <table:table-row table:style-name="ro2">
          <table:table-cell office:value-type="float" office:value="30" table:style-name="ce6">
            <text:p>30</text:p>
          </table:table-cell>
          <table:table-cell table:number-columns-repeated="3" table:style-name="ce6"/>
          <table:table-cell table:number-columns-repeated="2" table:style-name="ce1"/>
          <table:table-cell office:value-type="float" office:value="2.5" table:style-name="ce1">
            <text:p>2,5</text:p>
          </table:table-cell>
          <table:table-cell office:value-type="float" office:value="44.5" table:style-name="ce1">
            <text:p>44,5</text:p>
          </table:table-cell>
          <table:table-cell office:value-type="float" office:value="6.7104477611940299" table:formula="of:=1.124*[.J34]" table:style-name="ce1">
            <text:p>6,710447761</text:p>
          </table:table-cell>
          <table:table-cell office:value-type="float" office:value="5.9701492537313428" table:formula="of:=1/0.1675" table:style-name="ce1">
            <text:p>5,970149254</text:p>
          </table:table-cell>
          <table:table-cell table:number-columns-repeated="16374"/>
        </table:table-row>
        <table:table-row table:style-name="ro2">
          <table:table-cell office:value-type="float" office:value="35" table:style-name="ce6">
            <text:p>35</text:p>
          </table:table-cell>
          <table:table-cell table:number-columns-repeated="3" table:style-name="ce6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2.3302825308396335" table:formula="of:=0.5856*[.J35]" table:style-name="ce1">
            <text:p>2,330282531</text:p>
          </table:table-cell>
          <table:table-cell office:value-type="float" office:value="3.9793076004775165" table:formula="of:=1/0.2513" table:style-name="ce1">
            <text:p>3,9793076</text:p>
          </table:table-cell>
          <table:table-cell table:number-columns-repeated="16374"/>
        </table:table-row>
        <table:table-row table:style-name="ro2">
          <table:table-cell office:value-type="float" office:value="40" table:style-name="ce6">
            <text:p>40</text:p>
          </table:table-cell>
          <table:table-cell table:number-columns-repeated="3" table:style-name="ce6"/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0.46960985626283369" table:formula="of:=0.2287*[.J36]" table:style-name="ce1">
            <text:p>0,469609856</text:p>
          </table:table-cell>
          <table:table-cell office:value-type="float" office:value="2.0533880903490762" table:formula="of:=1/0.487" table:style-name="ce1">
            <text:p>2,05338809</text:p>
          </table:table-cell>
          <table:table-cell table:number-columns-repeated="16374"/>
        </table:table-row>
        <table:table-row table:style-name="ro2">
          <table:table-cell office:value-type="float" office:value="45" table:style-name="ce6">
            <text:p>45</text:p>
          </table:table-cell>
          <table:table-cell table:number-columns-repeated="3" table:style-name="ce6"/>
          <table:table-cell table:number-columns-repeated="16380" table:style-name="ce1"/>
        </table:table-row>
        <table:table-row table:style-name="ro2">
          <table:table-cell office:value-type="float" office:value="50" table:style-name="ce6">
            <text:p>50</text:p>
          </table:table-cell>
          <table:table-cell table:number-columns-repeated="3" table:style-name="ce6"/>
          <table:table-cell table:number-columns-repeated="16380" table:style-name="ce1"/>
        </table:table-row>
        <table:table-row table:style-name="ro2">
          <table:table-cell office:value-type="float" office:value="60" table:style-name="ce6">
            <text:p>60</text:p>
          </table:table-cell>
          <table:table-cell table:number-columns-repeated="3" table:style-name="ce6"/>
          <table:table-cell table:number-columns-repeated="16380" table:style-name="ce1"/>
        </table:table-row>
        <table:table-row table:style-name="ro2">
          <table:table-cell office:value-type="float" office:value="70" table:style-name="ce6">
            <text:p>70</text:p>
          </table:table-cell>
          <table:table-cell table:number-columns-repeated="3" table:style-name="ce6"/>
          <table:table-cell table:number-columns-repeated="16380" table:style-name="ce1"/>
        </table:table-row>
        <table:table-row table:style-name="ro2">
          <table:table-cell office:value-type="float" office:value="80" table:style-name="ce6">
            <text:p>80</text:p>
          </table:table-cell>
          <table:table-cell table:number-columns-repeated="3" table:style-name="ce6"/>
          <table:table-cell table:number-columns-repeated="16380" table:style-name="ce1"/>
        </table:table-row>
        <table:table-row table:style-name="ro2">
          <table:table-cell office:value-type="float" office:value="90" table:style-name="ce6">
            <text:p>90</text:p>
          </table:table-cell>
          <table:table-cell table:number-columns-repeated="3" table:style-name="ce6"/>
          <table:table-cell table:number-columns-repeated="16380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5" table:style-name="ce6">
            <text:p>5</text:p>
          </table:table-cell>
          <table:table-cell table:number-columns-repeated="2" table:style-name="ce6"/>
          <table:table-cell table:number-columns-repeated="16380" table:style-name="ce1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OISES MARTINEZ VALDIVIA</dc:creator>
    <meta:creation-date>2019-03-28T09:16:16Z</meta:creation-date>
    <dc:date>2019-03-29T17:28:19Z</dc:date>
    <meta:editing-cycles>2</meta:editing-cycles>
    <meta:editing-duration>PT1088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246.949842519685pt" svg:width="433.4500787401575pt" chart:style-name="Crt0">
        <chart:plot-area svg:x="4.960314960629921pt" svg:y="5.04496062992126pt" svg:width="417.2083464566929pt" svg:height="237.766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F$5:.$F$11" chart:class="chart:scatter" chart:attached-axis="primary-y" chart:style-name="G0S0">
            <chart:domain table:cell-range-address="Sheet1.$A$5:.$A$11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